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2.5cm" draw:shadow="visible" draw:shadow-offset-x="-0.212cm" draw:shadow-offset-y="-0.212cm" draw:shadow-color="#00000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46cm" fo:min-width="3.11cm"/>
      <style:paragraph-properties style:writing-mode="lr-tb"/>
    </style:style>
    <style:style style:name="gr3" style:family="graphic" style:parent-style-name="objectwithoutfill">
      <style:graphic-properties svg:stroke-width="0.159cm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cm" svg:height="3cm" svg:x="4cm" svg:y="6cm">
          <text:p text:style-name="P1">Encuest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.1cm" svg:x="9cm" svg:y="10.9cm">
          <text:p text:style-name="P1">Sistema de</text:p>
          <text:p text:style-name="P1">trabajo</text:p>
          <text:p text:style-name="P1">de</text:p>
          <text:p text:style-name="P1">conocimiento</text:p>
          <text:p text:style-name="P1">cultur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3cm" svg:x="15cm" svg:y="6cm">
          <text:p text:style-name="P1">Person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3cm" svg:x="3cm" svg:y="17cm">
          <text:p text:style-name="P1">Foro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5cm" svg:y1="9cm" svg:x2="5.5cm" svg:y2="13cm">
          <text:p/>
        </draw:line>
        <draw:line draw:style-name="gr4" draw:text-style-name="P3" draw:layer="layout" svg:x1="5.4cm" svg:y1="13cm" svg:x2="9cm" svg:y2="13cm">
          <text:p/>
        </draw:line>
        <draw:line draw:style-name="gr3" draw:text-style-name="P3" draw:layer="layout" svg:x1="16.5cm" svg:y1="9cm" svg:x2="16.5cm" svg:y2="13cm">
          <text:p/>
        </draw:line>
        <draw:line draw:style-name="gr4" draw:text-style-name="P3" draw:layer="layout" svg:x1="16.6cm" svg:y1="13cm" svg:x2="13cm" svg:y2="13cm">
          <text:p/>
        </draw:line>
        <draw:line draw:style-name="gr3" draw:text-style-name="P3" draw:layer="layout" svg:x1="11cm" svg:y1="15cm" svg:x2="11cm" svg:y2="18.5cm">
          <text:p/>
        </draw:line>
        <draw:line draw:style-name="gr4" draw:text-style-name="P3" draw:layer="layout" svg:x1="11.1cm" svg:y1="18.5cm" svg:x2="6cm" svg:y2="18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Ismael Ponce</meta:initial-creator>
    <meta:creation-date>2020-03-02T14:09:57.197000000</meta:creation-date>
    <dc:date>2020-03-05T12:02:20.992000000</dc:date>
    <dc:creator>Ismael Ponce</dc:creator>
    <meta:editing-duration>PT10M10S</meta:editing-duration>
    <meta:editing-cycles>3</meta:editing-cycles>
    <meta:generator>LibreOffice/6.3.4.2$Windows_X86_64 LibreOffice_project/60da17e045e08f1793c57c00ba83cdfce946d0aa</meta:generator>
    <meta:document-statistic meta:object-count="10"/>
  </office:meta>
</office:document-meta>
</file>